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text-indent="0in"/>
      <style:text-properties style:font-name="Times New Roman" style:font-name-complex="Times New Roman" fo:font-size="12pt" style:font-size-asian="12pt" style:font-size-complex="12pt"/>
    </style:style>
    <style:style style:name="P2" style:parent-style-name="Normal" style:family="paragraph">
      <style:paragraph-properties fo:text-align="start" fo:text-indent="0in"/>
      <style:text-properties style:font-name="Times New Roman" style:font-name-complex="Times New Roman" fo:font-size="12pt" style:font-size-asian="12pt" style:font-size-complex="12pt"/>
    </style:style>
    <style:style style:name="P3" style:parent-style-name="Normal" style:family="paragraph">
      <style:paragraph-properties fo:text-align="start" fo:text-indent="0in"/>
    </style:style>
    <style:style style:name="T4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8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9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0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1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2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3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4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5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6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7" style:parent-style-name="CommentText" style:family="paragraph">
      <style:paragraph-properties fo:text-align="start" fo:text-indent="0in"/>
    </style:style>
    <style:style style:name="T18" style:parent-style-name="CommentReference" style:family="text">
      <style:text-properties style:font-name="Times New Roman" style:font-name-complex="Times New Roman" fo:font-size="12pt" style:font-size-asian="12pt" style:font-size-complex="12pt"/>
    </style:style>
    <style:style style:name="T19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0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1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2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3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4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5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6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7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8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9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0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1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2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3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4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5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36" style:parent-style-name="Normal" style:family="paragraph">
      <style:paragraph-properties fo:text-align="start" fo:text-indent="0in"/>
    </style:style>
    <style:style style:name="T37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8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39" style:parent-style-name="CommentText" style:family="paragraph">
      <style:paragraph-properties fo:text-align="start" fo:text-indent="0in"/>
    </style:style>
    <style:style style:name="T40" style:parent-style-name="CommentReference" style:family="text">
      <style:text-properties style:font-name="Times New Roman" style:font-name-complex="Times New Roman" fo:font-size="12pt" style:font-size-asian="12pt" style:font-size-complex="12pt"/>
    </style:style>
    <style:style style:name="T41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2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3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44" style:parent-style-name="CommentText" style:family="paragraph">
      <style:paragraph-properties fo:text-align="start" fo:text-indent="0in"/>
    </style:style>
    <style:style style:name="T45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6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7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8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49" style:parent-style-name="CommentText" style:family="paragraph">
      <style:paragraph-properties fo:text-align="start" fo:text-indent="0in"/>
    </style:style>
    <style:style style:name="P50" style:parent-style-name="CommentText" style:family="paragraph">
      <style:paragraph-properties fo:text-align="start" fo:text-indent="0in"/>
    </style:style>
    <style:style style:name="P51" style:parent-style-name="CommentText" style:family="paragraph">
      <style:paragraph-properties fo:text-align="start" fo:text-indent="0in"/>
    </style:style>
    <style:style style:name="P52" style:parent-style-name="CommentText" style:family="paragraph">
      <style:paragraph-properties fo:text-align="start" fo:text-indent="0in"/>
    </style:style>
    <style:style style:name="T53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4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55" style:parent-style-name="CommentText" style:family="paragraph">
      <style:paragraph-properties fo:text-align="start" fo:text-indent="0in"/>
    </style:style>
    <style:style style:name="P56" style:parent-style-name="CommentText" style:family="paragraph">
      <style:paragraph-properties fo:text-align="start" fo:text-indent="0in"/>
    </style:style>
    <style:style style:name="P57" style:parent-style-name="CommentText" style:family="paragraph">
      <style:paragraph-properties fo:text-align="start" fo:text-indent="0in"/>
    </style:style>
    <style:style style:name="P58" style:parent-style-name="CommentText" style:family="paragraph">
      <style:paragraph-properties fo:text-align="start" fo:text-indent="0in"/>
    </style:style>
    <style:style style:name="T59" style:parent-style-name="CommentReference" style:family="text">
      <style:text-properties style:font-name="Times New Roman" style:font-name-complex="Times New Roman" fo:font-size="12pt" style:font-size-asian="12pt" style:font-size-complex="12pt"/>
    </style:style>
    <style:style style:name="T60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1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2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3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4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5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6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7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8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9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0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1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2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73" style:parent-style-name="Normal" style:family="paragraph">
      <style:paragraph-properties fo:text-align="start" fo:text-indent="0in"/>
      <style:text-properties style:font-name="Times New Roman" style:font-name-complex="Times New Roman" fo:font-size="12pt" style:font-size-asian="12pt" style:font-size-complex="12pt" fo:language="en" fo:country="US"/>
    </style:style>
    <style:style style:name="P74" style:parent-style-name="Normal" style:family="paragraph">
      <style:paragraph-properties fo:text-align="start" fo:text-indent="0in"/>
      <style:text-properties style:font-name="Times New Roman" style:font-name-complex="Times New Roman" fo:font-size="12pt" style:font-size-asian="12pt" style:font-size-complex="12pt" fo:language="en" fo:country="US"/>
    </style:style>
    <style:style style:name="P75" style:parent-style-name="Normal" style:family="paragraph">
      <style:paragraph-properties fo:text-align="start" fo:text-indent="0in"/>
      <style:text-properties style:font-name="Times New Roman" style:font-name-complex="Times New Roman" fo:font-size="12pt" style:font-size-asian="12pt" style:font-size-complex="12pt" fo:language="en" fo:country="US"/>
    </style:style>
    <style:style style:name="P76" style:parent-style-name="Normal" style:family="paragraph">
      <style:paragraph-properties fo:text-align="start" fo:text-indent="0in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de" style:country-asian="DE"/>
    </style:style>
    <style:style style:name="P77" style:parent-style-name="Normal" style:family="paragraph">
      <style:paragraph-properties fo:text-align="start" fo:text-indent="0in"/>
      <style:text-properties fo:language="en" fo:country="US"/>
    </style:style>
  </office:automatic-styles>
  <office:body>
    <office:text text:use-soft-page-breaks="true">
      <text:p text:style-name="P1">Theoretical background</text:p>
      <text:p text:style-name="P2"/>
      <text:p text:style-name="P3"><text:span text:style-name="T4">As of September 2024, over 760 million confirmed cases of coronavirus disease 2019 (COVID-19) have been documented<text:s/></text:span><text:span text:style-name="T5">by the World Health Organization (WHO)<text:s/></text:span><text:span text:style-name="T6">globally,<text:s/></text:span><text:span text:style-name="T7">leading to</text:span><text:span text:style-name="T8"><text:s/>appro</text:span><text:span text:style-name="T9">x</text:span><text:span text:style-name="T10">imately 6.9 million deaths. The actual numbers are likely to be</text:span><text:span text:style-name="T11"><text:s/>much</text:span><text:span text:style-name="T12"><text:s/>higher due to underreporting.</text:span><text:span text:style-name="T13"><text:s/>COVID-19 is an infectious disease caused by the SARS-CoV-2 virus.<text:s/></text:span><text:span text:style-name="T14">While m</text:span><text:span text:style-name="T15">ost patients fully recover</text:span><text:span text:style-name="T16"><office:annotation office:name="0" xml:id="2060837637"><dc:creator>Janka Hauffe</dc:creator><dc:date>2024-09-22T12:18:00</dc:date><meta:creator-initials>JH</meta:creator-initials><text:p text:style-name="P17">10-20% of people</text:p></office:annotation>, some<text:s/></text:span><text:span text:style-name="T18"><office:annotation-end office:name="0"/></text:span><text:span text:style-name="T19">experience persistent<text:s/></text:span><text:span text:style-name="T20">sym</text:span><text:span text:style-name="T21">p</text:span><text:span text:style-name="T22">toms</text:span><text:span text:style-name="T23"><text:s/>such as</text:span><text:span text:style-name="T24"><text:s/></text:span><text:span text:style-name="T25">fatigue, shortness of breath, cognitive dysfunction, and other</text:span><text:span text:style-name="T26"><text:s/>symptoms that</text:span><text:span text:style-name="T27"><text:s/>generally have an impact on everyday functioning.<text:s/></text:span><text:span text:style-name="T28">These remaining effects, referred to as Post COVID-19<text:s/></text:span><text:span text:style-name="T29">Condition or syndrome (PCS)</text:span><text:span text:style-name="T30"><text:s/>or more commonly as long COVID, usually occur three months after the initial infection with the SARS-CoV-2 virus and last for at least two month with no other explanation.</text:span><text:span text:style-name="T31"><text:s/>Approximately 10-20% of people inf</text:span><text:span text:style-name="T32">e</text:span><text:span text:style-name="T33">cted with SARS-CoV-2 meet the criteria for<text:s/></text:span><text:span text:style-name="T34">PCS</text:span><text:span text:style-name="T35"><text:s/>(WHO).<text:s/></text:span></text:p>
      <text:p text:style-name="P36"><text:span text:style-name="T37">Cognitive impairment is one of the most frequent symptoms of PCS (Davids et al., 2021; WHO) and is therefore of high interest.<text:s/></text:span><text:span text:style-name="T38"><office:annotation office:name="1" xml:id="1008062357"><dc:creator>Janka Hauffe</dc:creator><dc:date>2024-09-22T13:19:00</dc:date><meta:creator-initials>JH</meta:creator-initials><text:p text:style-name="P39">Over a fifth</text:p></office:annotation>Around 22%<text:s/></text:span><text:span text:style-name="T40"><office:annotation-end office:name="1"/></text:span><text:span text:style-name="T41">of individuals diagnosed<text:s/></text:span><text:span text:style-name="T42">with PCS<text:s/></text:span><text:span text:style-name="T43"><office:annotation office:name="2" xml:id="279541884"><dc:creator>Janka Hauffe</dc:creator><dc:date>2024-09-23T09:11:00</dc:date><meta:creator-initials>JH</meta:creator-initials><text:p text:style-name="P44">Is that objective or subjective?</text:p></office:annotation>experience<text:s/></text:span><text:span text:style-name="CommentReference"><office:annotation-end office:name="2"/></text:span><text:span text:style-name="T45">COVID-related cognitive impairment, according to<text:s/></text:span><text:span text:style-name="T46">a meta-analysis</text:span><text:span text:style-name="T47"><text:s/></text:span><text:span text:style-name="T48"><office:annotation office:name="3" xml:id="626547989"><dc:creator>Janka Hauffe</dc:creator><dc:date>2024-09-23T09:22:00</dc:date><meta:creator-initials>JH</meta:creator-initials><text:p text:style-name="P49">Studies which objectively assessed cognitive impairment re-</text:p><text:p text:style-name="P50">ported significantly greater proportions of individuals with cognitive</text:p><text:p text:style-name="P51">impairment as compared to those employing subjective modes of</text:p><text:p text:style-name="P52">ascertainment (0.36 objectively assessed vs 0.18 subjectively assessed;</text:p></office:annotation>by</text:span><text:span text:style-name="CommentReference"><office:annotation-end office:name="3"/></text:span><text:span text:style-name="T53"><text:s/></text:span><text:span text:style-name="T54"><office:annotation office:name="4" xml:id="506634810"><dc:creator>Janka Hauffe</dc:creator><dc:date>2024-09-22T13:23:00</dc:date><meta:creator-initials>JH</meta:creator-initials><text:p text:style-name="P55">In this systematic review and meta-analysis of 81 studies, we</text:p><text:p text:style-name="P56">established that approximatelt a third of the included individuals</text:p><text:p text:style-name="P57">experienced persistent fatigue and over a fifth of individuals exhibited</text:p><text:p text:style-name="P58">cognitive impairment 12 or more weeks following COVID-19 diagnosis</text:p></office:annotation>Ceban et al. (2022</text:span><text:span text:style-name="T59"><office:annotation-end office:name="4"/></text:span><text:span text:style-name="T60">).<text:s/></text:span><text:span text:style-name="T61">This<text:s/></text:span><text:span text:style-name="T62">finding</text:span><text:span text:style-name="T63"><text:s/>is based on data from 43 studies, 31 of which used subjective assessments and 12 that employed objective measures. Notably, studies using objective assessments of<text:s/></text:span><text:span text:style-name="T64">cognitive function</text:span><text:span text:style-name="T65"><text:s/>reported significantly greater proportions of individuals with impairment (36%) compared to those relying on subjective modes of ascertainment, which identified 18%<text:s/></text:span><text:span text:style-name="T66">(</text:span><text:span text:style-name="T67">of individuals as cognitive</text:span><text:span text:style-name="T68">ly</text:span><text:span text:style-name="T69"><text:s/>impaired</text:span><text:span text:style-name="T70">)</text:span><text:span text:style-name="T71">.</text:span><text:span text:style-name="T72"><text:s/></text:span></text:p>
      <text:p text:style-name="P73">This shows, that subjective<text:s/>and objective<text:s/>measures of<text:s/>cognitive<text:s/>function/impairment<text:s/>represent two distinct approaches to assessing cognition. Subjective<text:s/>assessments<text:s/>rely on self-reported experiences and perceptions, while objective assessments use<text:s/>standardized tests and tasks to evaluate cognitive performance.<text:s/>Several studies have illustrated these discrepancies further. However, most studies have reported higher rates of cognitive impairment through subjective cognitive complains than through objective test results (Schild et al., 2023).<text:s/></text:p>
      <text:p text:style-name="P74"/>
      <text:p text:style-name="P75"/>
      <text:p text:style-name="P76">How do individuals with different cognitive performance levels differ in their self-reported limitations after SARS-CoV-2 infection, their well-being, and their resting state neural activity?</text:p>
      <text:p text:style-name="P7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justify" style:writing-mode="lr-tb" style:vertical-align="auto" fo:line-height="150%" fo:text-indent="0.4923in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mbria" style:font-name-asian="Times New Roman" style:font-name-complex="Times New Roman" fo:color="#365F9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mbria" style:font-name-asian="Times New Roman" style:font-name-complex="Times New Roman" fo:color="#365F9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365F9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365F9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365F9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365F9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365F9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365F9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mbria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 fo:text-indent="0.4923in"/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365F91"/>
    </style:style>
    <style:style style:name="IntenseQuote" style:display-name="Intense Quote" style:family="paragraph" style:parent-style-name="Normal" style:next-style-name="Normal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365F9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365F91" fo:letter-spacing="0.0034in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nka Hauffe</meta:initial-creator>
    <dc:creator>Janka Hauffe</dc:creator>
    <meta:creation-date>2024-09-22T08:07:00Z</meta:creation-date>
    <dc:date>2024-09-23T12:18:00Z</dc:date>
    <meta:template xlink:href="Normal.dotm" xlink:type="simple"/>
    <meta:editing-cycles>13</meta:editing-cycles>
    <meta:editing-duration>PT0S</meta:editing-duration>
    <meta:document-statistic meta:page-count="1" meta:paragraph-count="4" meta:word-count="320" meta:character-count="2337" meta:row-count="16" meta:non-whitespace-character-count="2021"/>
  </office:meta>
</office:document-meta>
</file>